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esure6" table:style-name="ta1">
        <table:shapes>
          <draw:frame draw:z-index="0" draw:style-name="gr1" draw:text-style-name="P1" svg:width="16.9181in" svg:height="9.6209in" svg:x="2.2205in" svg:y="0.4394in">
            <draw:object draw:notify-on-update-of-ranges="mesure6.A1:mesure6.A1 mesure6.A2:mesure6.A931 mesure6.B1:mesure6.B1 mesure6.B2:mesure6.B9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206" calcext:value-type="float">
            <text:p>-20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61" calcext:value-type="float">
            <text:p>-16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197" calcext:value-type="float">
            <text:p>-19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48" calcext:value-type="float">
            <text:p>-14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201" calcext:value-type="float">
            <text:p>-20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200" calcext:value-type="float">
            <text:p>-20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198" calcext:value-type="float">
            <text:p>-19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16" calcext:value-type="float">
            <text:p>-11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190" calcext:value-type="float">
            <text:p>-19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38" calcext:value-type="float">
            <text:p>-13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19" calcext:value-type="float">
            <text:p>-11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189" calcext:value-type="float">
            <text:p>-18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121" calcext:value-type="float">
            <text:p>-12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123" calcext:value-type="float">
            <text:p>-12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129" calcext:value-type="float">
            <text:p>-12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202" calcext:value-type="float">
            <text:p>-20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165" calcext:value-type="float">
            <text:p>-16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99" calcext:value-type="float">
            <text:p>-19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84" calcext:value-type="float">
            <text:p>-18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108" calcext:value-type="float">
            <text:p>-10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67" calcext:value-type="float">
            <text:p>-16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26" calcext:value-type="float">
            <text:p>-12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183" calcext:value-type="float">
            <text:p>-18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-203" calcext:value-type="float">
            <text:p>-20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149" calcext:value-type="float">
            <text:p>-14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-156" calcext:value-type="float">
            <text:p>-15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16" calcext:value-type="float">
            <text:p>-11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139" calcext:value-type="float">
            <text:p>-13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-126" calcext:value-type="float">
            <text:p>-12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117" calcext:value-type="float">
            <text:p>-11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-189" calcext:value-type="float">
            <text:p>-18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131" calcext:value-type="float">
            <text:p>-13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-181" calcext:value-type="float">
            <text:p>-18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110" calcext:value-type="float">
            <text:p>-11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-132" calcext:value-type="float">
            <text:p>-13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150" calcext:value-type="float">
            <text:p>-15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134" calcext:value-type="float">
            <text:p>-13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194" calcext:value-type="float">
            <text:p>-19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114" calcext:value-type="float">
            <text:p>-11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-194" calcext:value-type="float">
            <text:p>-19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-115" calcext:value-type="float">
            <text:p>-11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-177" calcext:value-type="float">
            <text:p>-17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187" calcext:value-type="float">
            <text:p>-18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-182" calcext:value-type="float">
            <text:p>-18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166" calcext:value-type="float">
            <text:p>-16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-173" calcext:value-type="float">
            <text:p>-17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-125" calcext:value-type="float">
            <text:p>-12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-211" calcext:value-type="float">
            <text:p>-21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-187" calcext:value-type="float">
            <text:p>-187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108" calcext:value-type="float">
            <text:p>-10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-205" calcext:value-type="float">
            <text:p>-20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-189" calcext:value-type="float">
            <text:p>-189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-157" calcext:value-type="float">
            <text:p>-15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172" calcext:value-type="float">
            <text:p>-172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116" calcext:value-type="float">
            <text:p>-11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-106" calcext:value-type="float">
            <text:p>-106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172" calcext:value-type="float">
            <text:p>-17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-116" calcext:value-type="float">
            <text:p>-116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130" calcext:value-type="float">
            <text:p>-13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-125" calcext:value-type="float">
            <text:p>-12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186" calcext:value-type="float">
            <text:p>-18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193" calcext:value-type="float">
            <text:p>-19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-128" calcext:value-type="float">
            <text:p>-12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145" calcext:value-type="float">
            <text:p>-14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163" calcext:value-type="float">
            <text:p>-16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-115" calcext:value-type="float">
            <text:p>-11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182" calcext:value-type="float">
            <text:p>-182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-121" calcext:value-type="float">
            <text:p>-12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112" calcext:value-type="float">
            <text:p>-112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54" calcext:value-type="float">
            <text:p>-154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-133" calcext:value-type="float">
            <text:p>-133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-115" calcext:value-type="float">
            <text:p>-115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~.Connected.</text:p>
          </table:table-cell>
        </table:table-row>
        <table:table-row table:style-name="ro1">
          <table:table-cell office:value-type="string" calcext:value-type="string">
            <text:p>Connected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isconnected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5T14:23:21.380401629</dc:date>
    <meta:editing-duration>PT4M56S</meta:editing-duration>
    <meta:editing-cycles>1</meta:editing-cycles>
    <meta:document-statistic meta:table-count="1" meta:cell-count="1858" meta:object-count="1"/>
    <meta:generator>LibreOffice/4.3.3.2$Linux_x86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200" chart:maximum="600" chart:interval-major="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250" chart:maximum="4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0" loext:regression-extrapolate-forward="0" loext:regression-extrapolate-backward="0" loext:regression-force-intercept="false" loext:regression-intercept-value="0" chart:regression-type="moving-average"/>
      <style:graphic-properties svg:stroke-width="0.102cm"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2.973cm" svg:height="24.438cm" xlink:href=".." xlink:type="simple" chart:class="chart:scatter" chart:style-name="ch1">
        <chart:legend chart:legend-position="end" svg:x="37.766cm" svg:y="11.671cm" style:legend-expansion="high" chart:style-name="ch2"/>
        <chart:plot-area chart:style-name="ch3" table:cell-range-address="mesure6.A1:mesure6.B931" chart:data-source-has-labels="row" svg:x="0.858cm" svg:y="0.594cm" svg:width="36.047cm" svg:height="23.461cm">
          <chartooo:coordinate-region svg:x="1.77cm" svg:y="0.594cm" svg:width="34.855cm" svg:height="23.2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esure6.B2:mesure6.B931" chart:label-cell-address="mesure6.B1:mesure6.B1" chart:class="chart:scatter">
            <chart:domain table:cell-range-address="mesure6.A2:mesure6.A931"/>
            <chart:regression-curve chart:style-name="ch8"/>
            <chart:data-point chart:repeated="9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rrent</text:p>
                <draw:g>
                  <svg:desc>mesure6.B1:mesure6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">
                <text:p>140</text:p>
                <draw:g>
                  <svg:desc>mesure6.A2:mesure6.A931</svg:desc>
                </draw:g>
              </table:table-cell>
              <table:table-cell office:value-type="float" office:value="5">
                <text:p>5</text:p>
                <draw:g>
                  <svg:desc>mesure6.B2:mesure6.B9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">
                <text:p>1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3">
                <text:p>1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4">
                <text:p>1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">
                <text:p>1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6">
                <text:p>1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7">
                <text:p>1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8">
                <text:p>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9">
                <text:p>1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">
                <text:p>1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1">
                <text:p>1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2">
                <text:p>1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3">
                <text:p>1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4">
                <text:p>1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5">
                <text:p>1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6">
                <text:p>1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7">
                <text:p>15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8">
                <text:p>1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9">
                <text:p>1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0">
                <text:p>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1">
                <text:p>1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2">
                <text:p>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3">
                <text:p>1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4">
                <text:p>1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5">
                <text:p>1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7">
                <text:p>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8">
                <text:p>1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9">
                <text:p>1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0">
                <text:p>1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2">
                <text:p>1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3">
                <text:p>1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6">
                <text:p>1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7">
                <text:p>1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8">
                <text:p>1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9">
                <text:p>1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0">
                <text:p>1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1">
                <text:p>1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2">
                <text:p>1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3">
                <text:p>1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4">
                <text:p>1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5">
                <text:p>1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7">
                <text:p>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8">
                <text:p>1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9">
                <text:p>1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0">
                <text:p>1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1">
                <text:p>1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2">
                <text:p>1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3">
                <text:p>1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4">
                <text:p>1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5">
                <text:p>1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6">
                <text:p>1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">
                <text:p>1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8">
                <text:p>19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9">
                <text:p>1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0">
                <text:p>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1">
                <text:p>2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2">
                <text:p>2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3">
                <text:p>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4">
                <text:p>2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5">
                <text:p>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6">
                <text:p>2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7">
                <text:p>2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8">
                <text:p>2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9">
                <text:p>2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0">
                <text:p>2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1">
                <text:p>2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2">
                <text:p>2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3">
                <text:p>2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4">
                <text:p>2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5">
                <text:p>2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6">
                <text:p>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7">
                <text:p>2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8">
                <text:p>2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9">
                <text:p>2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0">
                <text:p>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1">
                <text:p>2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2">
                <text:p>2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3">
                <text:p>2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4">
                <text:p>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5">
                <text:p>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6">
                <text:p>2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7">
                <text:p>2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8">
                <text:p>2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9">
                <text:p>2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0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1">
                <text:p>2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2">
                <text:p>2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3">
                <text:p>2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4">
                <text:p>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5">
                <text:p>2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6">
                <text:p>2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7">
                <text:p>2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8">
                <text:p>2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9">
                <text:p>2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0">
                <text:p>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1">
                <text:p>2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2">
                <text:p>2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3">
                <text:p>2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4">
                <text:p>2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5">
                <text:p>2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6">
                <text:p>2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7">
                <text:p>2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8">
                <text:p>2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0">
                <text:p>2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1">
                <text:p>2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2">
                <text:p>2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3">
                <text:p>2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54">
                <text:p>2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5">
                <text:p>2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6">
                <text:p>2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7">
                <text:p>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8">
                <text:p>2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9">
                <text:p>2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60">
                <text:p>2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1">
                <text:p>2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2">
                <text:p>2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3">
                <text:p>2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4">
                <text:p>2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5">
                <text:p>2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6">
                <text:p>2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7">
                <text:p>2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8">
                <text:p>2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9">
                <text:p>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70">
                <text:p>2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71">
                <text:p>2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72">
                <text:p>2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73">
                <text:p>2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4">
                <text:p>2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5">
                <text:p>2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6">
                <text:p>2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7">
                <text:p>2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8">
                <text:p>2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9">
                <text:p>2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0">
                <text:p>2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1">
                <text:p>2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2">
                <text:p>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3">
                <text:p>2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4">
                <text:p>2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5">
                <text:p>2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86">
                <text:p>2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7">
                <text:p>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88">
                <text:p>2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89">
                <text:p>2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0">
                <text:p>2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91">
                <text:p>2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92">
                <text:p>2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93">
                <text:p>2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94">
                <text:p>2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5">
                <text:p>2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6">
                <text:p>2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97">
                <text:p>2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98">
                <text:p>2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99">
                <text:p>2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00">
                <text:p>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1">
                <text:p>30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2">
                <text:p>302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03">
                <text:p>30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04">
                <text:p>304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05">
                <text:p>3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06">
                <text:p>3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07">
                <text:p>3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08">
                <text:p>30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09">
                <text:p>30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10">
                <text:p>31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11">
                <text:p>311</text:p>
              </table:table-cell>
              <table:table-cell office:value-type="float" office:value="-206">
                <text:p>-2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12">
                <text:p>3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13">
                <text:p>3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14">
                <text:p>31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5">
                <text:p>315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16">
                <text:p>3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7">
                <text:p>31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18">
                <text:p>318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19">
                <text:p>31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20">
                <text:p>3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21">
                <text:p>32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22">
                <text:p>32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23">
                <text:p>32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24">
                <text:p>32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25">
                <text:p>325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26">
                <text:p>32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27">
                <text:p>3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28">
                <text:p>32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29">
                <text:p>3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30">
                <text:p>33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31">
                <text:p>33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32">
                <text:p>332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33">
                <text:p>33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34">
                <text:p>3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35">
                <text:p>33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36">
                <text:p>33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37">
                <text:p>337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38">
                <text:p>33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39">
                <text:p>3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40">
                <text:p>34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41">
                <text:p>341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42">
                <text:p>34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43">
                <text:p>3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44">
                <text:p>34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45">
                <text:p>34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46">
                <text:p>34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7">
                <text:p>3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48">
                <text:p>34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9">
                <text:p>349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50">
                <text:p>35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51">
                <text:p>35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52">
                <text:p>35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53">
                <text:p>35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54">
                <text:p>354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5">
                <text:p>35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56">
                <text:p>356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57">
                <text:p>35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8">
                <text:p>3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9">
                <text:p>35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60">
                <text:p>360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61">
                <text:p>36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62">
                <text:p>36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63">
                <text:p>36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64">
                <text:p>36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65">
                <text:p>365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66">
                <text:p>36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67">
                <text:p>36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8">
                <text:p>36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9">
                <text:p>36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70">
                <text:p>37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71">
                <text:p>37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72">
                <text:p>372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73">
                <text:p>37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74">
                <text:p>37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75">
                <text:p>37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76">
                <text:p>37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77">
                <text:p>37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78">
                <text:p>3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79">
                <text:p>3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80">
                <text:p>3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81">
                <text:p>38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82">
                <text:p>3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83">
                <text:p>38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84">
                <text:p>38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85">
                <text:p>38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86">
                <text:p>38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87">
                <text:p>3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88">
                <text:p>38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89">
                <text:p>38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90">
                <text:p>39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91">
                <text:p>391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92">
                <text:p>39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93">
                <text:p>3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94">
                <text:p>3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95">
                <text:p>39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96">
                <text:p>396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97">
                <text:p>39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98">
                <text:p>398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99">
                <text:p>39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00">
                <text:p>4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01">
                <text:p>40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02">
                <text:p>40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03">
                <text:p>40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04">
                <text:p>40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05">
                <text:p>40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06">
                <text:p>40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07">
                <text:p>40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08">
                <text:p>40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09">
                <text:p>409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10">
                <text:p>41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11">
                <text:p>41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12">
                <text:p>41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13">
                <text:p>41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14">
                <text:p>414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15">
                <text:p>41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16">
                <text:p>4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17">
                <text:p>4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18">
                <text:p>418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19">
                <text:p>4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20">
                <text:p>4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21">
                <text:p>42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22">
                <text:p>42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23">
                <text:p>4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24">
                <text:p>4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25">
                <text:p>42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26">
                <text:p>4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27">
                <text:p>42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28">
                <text:p>4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29">
                <text:p>429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30">
                <text:p>43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31">
                <text:p>4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32">
                <text:p>43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33">
                <text:p>43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34">
                <text:p>4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35">
                <text:p>43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36">
                <text:p>43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37">
                <text:p>43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38">
                <text:p>4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39">
                <text:p>43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40">
                <text:p>4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41">
                <text:p>4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42">
                <text:p>44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43">
                <text:p>4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44">
                <text:p>444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45">
                <text:p>44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46">
                <text:p>4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47">
                <text:p>4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48">
                <text:p>44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49">
                <text:p>44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50">
                <text:p>45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51">
                <text:p>45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52">
                <text:p>452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53">
                <text:p>4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54">
                <text:p>45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55">
                <text:p>4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56">
                <text:p>45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57">
                <text:p>45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58">
                <text:p>458</text:p>
              </table:table-cell>
              <table:table-cell office:value-type="float" office:value="-202">
                <text:p>-20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59">
                <text:p>45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60">
                <text:p>4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61">
                <text:p>46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62">
                <text:p>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63">
                <text:p>46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64">
                <text:p>464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65">
                <text:p>46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66">
                <text:p>46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67">
                <text:p>46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68">
                <text:p>4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69">
                <text:p>46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70">
                <text:p>4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71">
                <text:p>471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72">
                <text:p>47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73">
                <text:p>47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74">
                <text:p>47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75">
                <text:p>4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76">
                <text:p>4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77">
                <text:p>47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78">
                <text:p>47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79">
                <text:p>4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80">
                <text:p>48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81">
                <text:p>48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82">
                <text:p>48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83">
                <text:p>483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84">
                <text:p>4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85">
                <text:p>48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86">
                <text:p>48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87">
                <text:p>48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88">
                <text:p>4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89">
                <text:p>48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90">
                <text:p>49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91">
                <text:p>49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92">
                <text:p>49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93">
                <text:p>49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94">
                <text:p>4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95">
                <text:p>495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96">
                <text:p>49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97">
                <text:p>4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98">
                <text:p>49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99">
                <text:p>49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00">
                <text:p>5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01">
                <text:p>5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02">
                <text:p>502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03">
                <text:p>50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04">
                <text:p>50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05">
                <text:p>50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06">
                <text:p>50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07">
                <text:p>50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08">
                <text:p>50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09">
                <text:p>509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10">
                <text:p>5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11">
                <text:p>51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12">
                <text:p>512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13">
                <text:p>51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14">
                <text:p>514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15">
                <text:p>5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16">
                <text:p>5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17">
                <text:p>51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18">
                <text:p>51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19">
                <text:p>519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20">
                <text:p>52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21">
                <text:p>52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22">
                <text:p>52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23">
                <text:p>5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24">
                <text:p>52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25">
                <text:p>5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26">
                <text:p>52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27">
                <text:p>52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28">
                <text:p>528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29">
                <text:p>5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30">
                <text:p>530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31">
                <text:p>53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32">
                <text:p>53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33">
                <text:p>5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34">
                <text:p>5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35">
                <text:p>53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36">
                <text:p>536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37">
                <text:p>53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38">
                <text:p>5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39">
                <text:p>53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40">
                <text:p>5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41">
                <text:p>5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42">
                <text:p>54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43">
                <text:p>54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44">
                <text:p>54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45">
                <text:p>54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46">
                <text:p>546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47">
                <text:p>54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48">
                <text:p>54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49">
                <text:p>54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50">
                <text:p>5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51">
                <text:p>5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52">
                <text:p>5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53">
                <text:p>55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54">
                <text:p>5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55">
                <text:p>5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56">
                <text:p>55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57">
                <text:p>557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58">
                <text:p>55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59">
                <text:p>55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60">
                <text:p>560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61">
                <text:p>56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62">
                <text:p>56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63">
                <text:p>56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64">
                <text:p>5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65">
                <text:p>56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66">
                <text:p>56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67">
                <text:p>56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68">
                <text:p>5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69">
                <text:p>56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70">
                <text:p>57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71">
                <text:p>57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72">
                <text:p>57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73">
                <text:p>57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74">
                <text:p>5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75">
                <text:p>575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76">
                <text:p>57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77">
                <text:p>577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78">
                <text:p>57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79">
                <text:p>5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80">
                <text:p>58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81">
                <text:p>581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82">
                <text:p>58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83">
                <text:p>58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84">
                <text:p>58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85">
                <text:p>585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86">
                <text:p>58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87">
                <text:p>58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88">
                <text:p>5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89">
                <text:p>58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90">
                <text:p>5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91">
                <text:p>59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92">
                <text:p>59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93">
                <text:p>59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94">
                <text:p>594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95">
                <text:p>59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96">
                <text:p>59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97">
                <text:p>59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98">
                <text:p>59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99">
                <text:p>5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00">
                <text:p>6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01">
                <text:p>60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02">
                <text:p>60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03">
                <text:p>603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04">
                <text:p>60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05">
                <text:p>605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06">
                <text:p>60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07">
                <text:p>60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08">
                <text:p>608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09">
                <text:p>60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10">
                <text:p>6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11">
                <text:p>61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12">
                <text:p>61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13">
                <text:p>61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14">
                <text:p>6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15">
                <text:p>615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16">
                <text:p>61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17">
                <text:p>6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18">
                <text:p>61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19">
                <text:p>61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20">
                <text:p>62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21">
                <text:p>62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22">
                <text:p>622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23">
                <text:p>62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24">
                <text:p>62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25">
                <text:p>625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26">
                <text:p>62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27">
                <text:p>627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28">
                <text:p>62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29">
                <text:p>62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30">
                <text:p>6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31">
                <text:p>63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32">
                <text:p>632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33">
                <text:p>63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34">
                <text:p>634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35">
                <text:p>63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36">
                <text:p>63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37">
                <text:p>637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38">
                <text:p>63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39">
                <text:p>63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40">
                <text:p>64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41">
                <text:p>6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42">
                <text:p>642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43">
                <text:p>64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44">
                <text:p>644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45">
                <text:p>64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46">
                <text:p>64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47">
                <text:p>647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48">
                <text:p>64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49">
                <text:p>649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50">
                <text:p>65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51">
                <text:p>65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52">
                <text:p>65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53">
                <text:p>653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54">
                <text:p>6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55">
                <text:p>65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56">
                <text:p>656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57">
                <text:p>65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58">
                <text:p>6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59">
                <text:p>6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60">
                <text:p>660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61">
                <text:p>66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62">
                <text:p>66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63">
                <text:p>6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64">
                <text:p>66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65">
                <text:p>66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66">
                <text:p>66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67">
                <text:p>667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68">
                <text:p>66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69">
                <text:p>669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70">
                <text:p>67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71">
                <text:p>67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72">
                <text:p>67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73">
                <text:p>67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74">
                <text:p>67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75">
                <text:p>675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76">
                <text:p>67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77">
                <text:p>67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78">
                <text:p>67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79">
                <text:p>6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80">
                <text:p>6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81">
                <text:p>681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82">
                <text:p>68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83">
                <text:p>683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84">
                <text:p>68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85">
                <text:p>68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86">
                <text:p>686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87">
                <text:p>6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88">
                <text:p>68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89">
                <text:p>6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90">
                <text:p>69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91">
                <text:p>69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92">
                <text:p>6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93">
                <text:p>6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94">
                <text:p>69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95">
                <text:p>69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96">
                <text:p>69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97">
                <text:p>69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98">
                <text:p>69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99">
                <text:p>69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00">
                <text:p>700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01">
                <text:p>70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02">
                <text:p>702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03">
                <text:p>70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04">
                <text:p>7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05">
                <text:p>70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06">
                <text:p>70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07">
                <text:p>70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08">
                <text:p>708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09">
                <text:p>70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10">
                <text:p>7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11">
                <text:p>711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12">
                <text:p>71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13">
                <text:p>713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14">
                <text:p>71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15">
                <text:p>7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16">
                <text:p>71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17">
                <text:p>7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18">
                <text:p>71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19">
                <text:p>71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20">
                <text:p>7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21">
                <text:p>72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22">
                <text:p>72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23">
                <text:p>7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24">
                <text:p>72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25">
                <text:p>7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26">
                <text:p>72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27">
                <text:p>7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28">
                <text:p>72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29">
                <text:p>7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30">
                <text:p>73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31">
                <text:p>73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32">
                <text:p>7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33">
                <text:p>73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34">
                <text:p>7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35">
                <text:p>735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36">
                <text:p>73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37">
                <text:p>7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38">
                <text:p>73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39">
                <text:p>73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40">
                <text:p>74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41">
                <text:p>74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42">
                <text:p>742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43">
                <text:p>74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44">
                <text:p>7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45">
                <text:p>74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46">
                <text:p>74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47">
                <text:p>74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48">
                <text:p>7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49">
                <text:p>749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50">
                <text:p>75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51">
                <text:p>75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52">
                <text:p>752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53">
                <text:p>75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54">
                <text:p>754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55">
                <text:p>75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56">
                <text:p>7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57">
                <text:p>75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58">
                <text:p>75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59">
                <text:p>75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60">
                <text:p>7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61">
                <text:p>76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62">
                <text:p>76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63">
                <text:p>763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64">
                <text:p>76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65">
                <text:p>76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66">
                <text:p>766</text:p>
              </table:table-cell>
              <table:table-cell office:value-type="float" office:value="-173">
                <text:p>-17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67">
                <text:p>7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68">
                <text:p>7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69">
                <text:p>769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70">
                <text:p>77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71">
                <text:p>7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72">
                <text:p>77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73">
                <text:p>77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74">
                <text:p>77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75">
                <text:p>7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76">
                <text:p>77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77">
                <text:p>7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78">
                <text:p>778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79">
                <text:p>77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80">
                <text:p>78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81">
                <text:p>78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82">
                <text:p>782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83">
                <text:p>78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84">
                <text:p>7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85">
                <text:p>7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86">
                <text:p>786</text:p>
              </table:table-cell>
              <table:table-cell office:value-type="float" office:value="-211">
                <text:p>-21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87">
                <text:p>78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88">
                <text:p>7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89">
                <text:p>78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90">
                <text:p>79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91">
                <text:p>7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92">
                <text:p>79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93">
                <text:p>79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94">
                <text:p>79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95">
                <text:p>79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96">
                <text:p>79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97">
                <text:p>79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98">
                <text:p>79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99">
                <text:p>7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800">
                <text:p>8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01">
                <text:p>8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02">
                <text:p>8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03">
                <text:p>8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04">
                <text:p>80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05">
                <text:p>80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06">
                <text:p>806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07">
                <text:p>80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08">
                <text:p>80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09">
                <text:p>809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10">
                <text:p>81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11">
                <text:p>811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12">
                <text:p>81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13">
                <text:p>81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14">
                <text:p>814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15">
                <text:p>81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16">
                <text:p>8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17">
                <text:p>81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18">
                <text:p>8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19">
                <text:p>819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20">
                <text:p>82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21">
                <text:p>8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22">
                <text:p>8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23">
                <text:p>82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24">
                <text:p>82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25">
                <text:p>8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26">
                <text:p>8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27">
                <text:p>82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28">
                <text:p>8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29">
                <text:p>82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30">
                <text:p>8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31">
                <text:p>831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32">
                <text:p>83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33">
                <text:p>833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34">
                <text:p>83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35">
                <text:p>835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36">
                <text:p>83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37">
                <text:p>8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38">
                <text:p>83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39">
                <text:p>83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40">
                <text:p>8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41">
                <text:p>8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42">
                <text:p>84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43">
                <text:p>84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44">
                <text:p>844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45">
                <text:p>84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46">
                <text:p>84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47">
                <text:p>847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48">
                <text:p>84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49">
                <text:p>849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50">
                <text:p>85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51">
                <text:p>85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52">
                <text:p>852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53">
                <text:p>85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54">
                <text:p>8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55">
                <text:p>85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56">
                <text:p>8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57">
                <text:p>85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58">
                <text:p>85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59">
                <text:p>85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60">
                <text:p>8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61">
                <text:p>86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62">
                <text:p>86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63">
                <text:p>8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64">
                <text:p>8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65">
                <text:p>86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66">
                <text:p>8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67">
                <text:p>867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68">
                <text:p>86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69">
                <text:p>86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70">
                <text:p>87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71">
                <text:p>87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72">
                <text:p>87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73">
                <text:p>873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74">
                <text:p>8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75">
                <text:p>8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76">
                <text:p>876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77">
                <text:p>87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78">
                <text:p>878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79">
                <text:p>8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80">
                <text:p>88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81">
                <text:p>881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82">
                <text:p>8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83">
                <text:p>8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84">
                <text:p>88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85">
                <text:p>88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86">
                <text:p>88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87">
                <text:p>88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88">
                <text:p>88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89">
                <text:p>88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90">
                <text:p>89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91">
                <text:p>8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92">
                <text:p>89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93">
                <text:p>89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94">
                <text:p>89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95">
                <text:p>895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96">
                <text:p>89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97">
                <text:p>8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98">
                <text:p>89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99">
                <text:p>899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00">
                <text:p>9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01">
                <text:p>9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02">
                <text:p>90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03">
                <text:p>90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04">
                <text:p>90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05">
                <text:p>90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06">
                <text:p>906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07">
                <text:p>90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08">
                <text:p>90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09">
                <text:p>909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10">
                <text:p>9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11">
                <text:p>9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12">
                <text:p>9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13">
                <text:p>9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14">
                <text:p>9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15">
                <text:p>91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16">
                <text:p>9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17">
                <text:p>91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18">
                <text:p>91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19">
                <text:p>91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20">
                <text:p>9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21">
                <text:p>92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22">
                <text:p>92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23">
                <text:p>92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24">
                <text:p>92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25">
                <text:p>925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26">
                <text:p>92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27">
                <text:p>9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28">
                <text:p>9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29">
                <text:p>9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30">
                <text:p>93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31">
                <text:p>93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32">
                <text:p>932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33">
                <text:p>93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34">
                <text:p>9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35">
                <text:p>93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36">
                <text:p>93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37">
                <text:p>937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38">
                <text:p>93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39">
                <text:p>939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40">
                <text:p>94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41">
                <text:p>94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42">
                <text:p>942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43">
                <text:p>94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44">
                <text:p>9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45">
                <text:p>94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46">
                <text:p>94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47">
                <text:p>94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48">
                <text:p>94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49">
                <text:p>949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50">
                <text:p>95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51">
                <text:p>95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52">
                <text:p>95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53">
                <text:p>953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54">
                <text:p>95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55">
                <text:p>9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56">
                <text:p>956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57">
                <text:p>9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58">
                <text:p>958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59">
                <text:p>95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60">
                <text:p>96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61">
                <text:p>961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62">
                <text:p>96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63">
                <text:p>96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64">
                <text:p>96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65">
                <text:p>9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66">
                <text:p>96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67">
                <text:p>967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68">
                <text:p>96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69">
                <text:p>96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70">
                <text:p>97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71">
                <text:p>97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72">
                <text:p>9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73">
                <text:p>97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74">
                <text:p>9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75">
                <text:p>9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76">
                <text:p>976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77">
                <text:p>97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78">
                <text:p>97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79">
                <text:p>97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80">
                <text:p>98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81">
                <text:p>98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82">
                <text:p>982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83">
                <text:p>98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984">
                <text:p>98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85">
                <text:p>985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86">
                <text:p>98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87">
                <text:p>9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88">
                <text:p>9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89">
                <text:p>9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90">
                <text:p>990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91">
                <text:p>991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92">
                <text:p>9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93">
                <text:p>99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94">
                <text:p>9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95">
                <text:p>99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96">
                <text:p>99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97">
                <text:p>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98">
                <text:p>9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99">
                <text:p>99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000">
                <text:p>1000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001">
                <text:p>100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002">
                <text:p>100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003">
                <text:p>100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004">
                <text:p>100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005">
                <text:p>100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006">
                <text:p>100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007">
                <text:p>1007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008">
                <text:p>10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009">
                <text:p>100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010">
                <text:p>101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011">
                <text:p>10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012">
                <text:p>10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013">
                <text:p>101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014">
                <text:p>101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015">
                <text:p>1015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016">
                <text:p>10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017">
                <text:p>101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018">
                <text:p>101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019">
                <text:p>101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020">
                <text:p>102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21">
                <text:p>102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22">
                <text:p>102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023">
                <text:p>10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024">
                <text:p>1024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25">
                <text:p>102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026">
                <text:p>10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27">
                <text:p>102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028">
                <text:p>102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029">
                <text:p>102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030">
                <text:p>10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31">
                <text:p>103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032">
                <text:p>1032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033">
                <text:p>10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34">
                <text:p>10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35">
                <text:p>103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36">
                <text:p>103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037">
                <text:p>103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38">
                <text:p>103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39">
                <text:p>103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40">
                <text:p>10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41">
                <text:p>104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42">
                <text:p>104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043">
                <text:p>1043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44">
                <text:p>10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045">
                <text:p>104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46">
                <text:p>104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47">
                <text:p>10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48">
                <text:p>104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049">
                <text:p>10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050">
                <text:p>10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051">
                <text:p>10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052">
                <text:p>105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053">
                <text:p>105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54">
                <text:p>1054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055">
                <text:p>10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056">
                <text:p>105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057">
                <text:p>105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58">
                <text:p>105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059">
                <text:p>10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060">
                <text:p>10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61">
                <text:p>1061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062">
                <text:p>106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063">
                <text:p>106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064">
                <text:p>106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065">
                <text:p>106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066">
                <text:p>1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